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5.51mm">
            <draw:object draw:notify-on-update-of-ranges="Sheet1.A1:Sheet1.A1 Sheet1.A2:Sheet1.A21 Sheet1.B1:Sheet1.B1 Sheet1.B2:Sheet1.B21 Sheet1.C1:Sheet1.C1 Sheet1.C2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=0</text:p>
          </table:table-cell>
          <table:table-cell office:value-type="string" calcext:value-type="string">
            <text:p>F=0.1</text:p>
          </table:table-cell>
          <table:table-cell office:value-type="string" calcext:value-type="string">
            <text:p>F=-0.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997344456963466" calcext:value-type="float">
            <text:p>0.997344456963466</text:p>
          </table:table-cell>
          <table:table-cell office:value-type="float" office:value="0.912960181025454" calcext:value-type="float">
            <text:p>0.91296018102545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991502262275176" calcext:value-type="float">
            <text:p>0.991502262275176</text:p>
          </table:table-cell>
          <table:table-cell office:value-type="float" office:value="0.75628850713067" calcext:value-type="float">
            <text:p>0.75628850713067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984491628631817" calcext:value-type="float">
            <text:p>0.984491628631817</text:p>
          </table:table-cell>
          <table:table-cell office:value-type="float" office:value="0.625728779209266" calcext:value-type="float">
            <text:p>0.625728779209266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976078868238893" calcext:value-type="float">
            <text:p>0.976078868238893</text:p>
          </table:table-cell>
          <table:table-cell office:value-type="float" office:value="0.516929006211636" calcext:value-type="float">
            <text:p>0.516929006211636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965983555742312" calcext:value-type="float">
            <text:p>0.965983555742312</text:p>
          </table:table-cell>
          <table:table-cell office:value-type="float" office:value="0.426262528938784" calcext:value-type="float">
            <text:p>0.42626252893878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53869180716329" calcext:value-type="float">
            <text:p>0.953869180716329</text:p>
          </table:table-cell>
          <table:table-cell office:value-type="float" office:value="0.350707131399051" calcext:value-type="float">
            <text:p>0.35070713139905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939331930649046" calcext:value-type="float">
            <text:p>0.939331930649046</text:p>
          </table:table-cell>
          <table:table-cell office:value-type="float" office:value="0.28774430027231" calcext:value-type="float">
            <text:p>0.2877443002723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921887230524982" calcext:value-type="float">
            <text:p>0.921887230524982</text:p>
          </table:table-cell>
          <table:table-cell office:value-type="float" office:value="0.235275274463667" calcext:value-type="float">
            <text:p>0.235275274463667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900953590324116" calcext:value-type="float">
            <text:p>0.900953590324116</text:p>
          </table:table-cell>
          <table:table-cell office:value-type="float" office:value="0.191551086398388" calcext:value-type="float">
            <text:p>0.19155108639838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87583322202069" calcext:value-type="float">
            <text:p>0.87583322202069</text:p>
          </table:table-cell>
          <table:table-cell office:value-type="float" office:value="0.155114263101148" calcext:value-type="float">
            <text:p>0.15511426310114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845688779981714" calcext:value-type="float">
            <text:p>0.845688779981714</text:p>
          </table:table-cell>
          <table:table-cell office:value-type="float" office:value="0.124750243762191" calcext:value-type="float">
            <text:p>0.12475024376219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809515449445104" calcext:value-type="float">
            <text:p>0.809515449445104</text:p>
          </table:table-cell>
          <table:table-cell table:style-name="ce1" office:value-type="float" office:value="0.0994468943759012" calcext:value-type="float">
            <text:p>9.94E-0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766107452693369" calcext:value-type="float">
            <text:p>0.766107452693369</text:p>
          </table:table-cell>
          <table:table-cell table:style-name="ce1" office:value-type="float" office:value="0.0783607699396946" calcext:value-type="float">
            <text:p>7.84E-02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714017856461921" calcext:value-type="float">
            <text:p>0.714017856461921</text:p>
          </table:table-cell>
          <table:table-cell table:style-name="ce1" office:value-type="float" office:value="0.0607889996198291" calcext:value-type="float">
            <text:p>6.08E-0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651510340828943" calcext:value-type="float">
            <text:p>0.651510340828943</text:p>
          </table:table-cell>
          <table:table-cell table:style-name="ce1" office:value-type="float" office:value="0.0461458577229745" calcext:value-type="float">
            <text:p>4.61E-0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576501321883084" calcext:value-type="float">
            <text:p>0.576501321883084</text:p>
          </table:table-cell>
          <table:table-cell table:style-name="ce1" office:value-type="float" office:value="0.0339432395059012" calcext:value-type="float">
            <text:p>3.39E-02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486490498924508" calcext:value-type="float">
            <text:p>0.486490498924508</text:p>
          </table:table-cell>
          <table:table-cell table:style-name="ce1" office:value-type="float" office:value="0.0237743910169281" calcext:value-type="float">
            <text:p>2.38E-02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378477511105964" calcext:value-type="float">
            <text:p>0.378477511105964</text:p>
          </table:table-cell>
          <table:table-cell table:style-name="ce1" office:value-type="float" office:value="0.0153003506304959" calcext:value-type="float">
            <text:p>1.53E-02</text:p>
          </table:table-cell>
        </table:table-row>
        <table:table-row table:style-name="ro1">
          <table:table-cell table:style-name="ce1" office:value-type="float" office:value="0.0749999999999999" calcext:value-type="float">
            <text:p>7.50E-02</text:p>
          </table:table-cell>
          <table:table-cell office:value-type="float" office:value="0.248861925401807" calcext:value-type="float">
            <text:p>0.248861925401807</text:p>
          </table:table-cell>
          <table:table-cell table:style-name="ce1" office:value-type="float" office:value="0.00823865032600711" calcext:value-type="float">
            <text:p>8.24E-03</text:p>
          </table:table-cell>
        </table:table-row>
        <table:table-row table:style-name="ro1">
          <table:table-cell table:style-name="ce1" office:value-type="float" office:value="0.025" calcext:value-type="float">
            <text:p>2.50E-02</text:p>
          </table:table-cell>
          <table:table-cell table:style-name="ce1" office:value-type="float" office:value="0.0933232221705343" calcext:value-type="float">
            <text:p>9.33E-02</text:p>
          </table:table-cell>
          <table:table-cell table:style-name="ce1" office:value-type="float" office:value="0.00235390008688134" calcext:value-type="float">
            <text:p>2.35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05:14:37.357642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20:02:22.603200727</meta:creation-date>
    <dc:date>2020-02-28T00:10:04.844912317</dc:date>
    <meta:editing-duration>PT5H11M52S</meta:editing-duration>
    <meta:editing-cycles>3</meta:editing-cycles>
    <meta:generator>LibreOffice/6.0.7.3$Linux_X86_64 LibreOffice_project/00m0$Build-3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16cm" svg:y="3.68cm" style:legend-expansion="high" chart:style-name="ch2"/>
        <chart:plot-area chart:style-name="ch3" table:cell-range-address="Sheet1.A1:Sheet1.C21" chart:data-source-has-labels="row" svg:x="1.324cm" svg:y="0.18cm" svg:width="11.972cm" svg:height="7.666cm">
          <chartooo:coordinate-region svg:x="2.059cm" svg:y="0.388cm" svg:width="11.043cm" svg:height="6.796cm"/>
          <chart:axis chart:dimension="x" chart:name="primary-x" chart:style-name="ch4">
            <chart:title svg:x="6.781cm" svg:y="8.027cm" chart:style-name="ch5">
              <text:p>Length</text:p>
            </chart:title>
            <chart:grid chart:style-name="ch6" chart:class="major"/>
          </chart:axis>
          <chart:axis chart:dimension="y" chart:name="primary-y" chart:style-name="ch4">
            <chart:title svg:x="0.451cm" svg:y="4.3cm" chart:style-name="ch7">
              <text:p>Phi</text:p>
            </chart:title>
            <chart:grid chart:style-name="ch6" chart:class="major"/>
          </chart:axis>
          <chart:series chart:style-name="ch8" chart:values-cell-range-address="Sheet1.A2:Sheet1.A21" chart:label-cell-address="Sheet1.A1:Sheet1.A1" chart:class="chart:line">
            <chart:data-point chart:repeated="20"/>
          </chart:series>
          <chart:series chart:style-name="ch9" chart:values-cell-range-address="Sheet1.B2:Sheet1.B21" chart:label-cell-address="Sheet1.B1:Sheet1.B1" chart:class="chart:line">
            <chart:data-point chart:repeated="20"/>
          </chart:series>
          <chart:series chart:style-name="ch10" chart:values-cell-range-address="Sheet1.C2:Sheet1.C21" chart:label-cell-address="Sheet1.C1:Sheet1.C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0</text:p>
                <draw:g>
                  <svg:desc>Sheet1.A1:Sheet1.A1</svg:desc>
                </draw:g>
              </table:table-cell>
              <table:table-cell office:value-type="string">
                <text:p>F=0.1</text:p>
                <draw:g>
                  <svg:desc>Sheet1.B1:Sheet1.B1</svg:desc>
                </draw:g>
              </table:table-cell>
              <table:table-cell office:value-type="string">
                <text:p>F=-0.1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5">
                <text:p>0.975</text:p>
                <draw:g>
                  <svg:desc>Sheet1.A2:Sheet1.A21</svg:desc>
                </draw:g>
              </table:table-cell>
              <table:table-cell office:value-type="float" office:value="0.997344456963466">
                <text:p>0.997344456963466</text:p>
                <draw:g>
                  <svg:desc>Sheet1.B2:Sheet1.B21</svg:desc>
                </draw:g>
              </table:table-cell>
              <table:table-cell office:value-type="float" office:value="0.912960181025454">
                <text:p>0.912960181025454</text:p>
                <draw:g>
                  <svg:desc>Sheet1.C2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5">
                <text:p>0.925</text:p>
              </table:table-cell>
              <table:table-cell office:value-type="float" office:value="0.991502262275176">
                <text:p>0.991502262275176</text:p>
              </table:table-cell>
              <table:table-cell office:value-type="float" office:value="0.75628850713067">
                <text:p>0.75628850713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0.984491628631817">
                <text:p>0.984491628631817</text:p>
              </table:table-cell>
              <table:table-cell office:value-type="float" office:value="0.625728779209266">
                <text:p>0.625728779209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5">
                <text:p>0.825</text:p>
              </table:table-cell>
              <table:table-cell office:value-type="float" office:value="0.976078868238893">
                <text:p>0.976078868238893</text:p>
              </table:table-cell>
              <table:table-cell office:value-type="float" office:value="0.516929006211636">
                <text:p>0.5169290062116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5">
                <text:p>0.775</text:p>
              </table:table-cell>
              <table:table-cell office:value-type="float" office:value="0.965983555742312">
                <text:p>0.965983555742312</text:p>
              </table:table-cell>
              <table:table-cell office:value-type="float" office:value="0.426262528938784">
                <text:p>0.42626252893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  <table:table-cell office:value-type="float" office:value="0.953869180716329">
                <text:p>0.953869180716329</text:p>
              </table:table-cell>
              <table:table-cell office:value-type="float" office:value="0.350707131399051">
                <text:p>0.350707131399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75">
                <text:p>0.675</text:p>
              </table:table-cell>
              <table:table-cell office:value-type="float" office:value="0.939331930649046">
                <text:p>0.939331930649046</text:p>
              </table:table-cell>
              <table:table-cell office:value-type="float" office:value="0.28774430027231">
                <text:p>0.28774430027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5">
                <text:p>0.625</text:p>
              </table:table-cell>
              <table:table-cell office:value-type="float" office:value="0.921887230524982">
                <text:p>0.921887230524982</text:p>
              </table:table-cell>
              <table:table-cell office:value-type="float" office:value="0.235275274463667">
                <text:p>0.235275274463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5">
                <text:p>0.575</text:p>
              </table:table-cell>
              <table:table-cell office:value-type="float" office:value="0.900953590324116">
                <text:p>0.900953590324116</text:p>
              </table:table-cell>
              <table:table-cell office:value-type="float" office:value="0.191551086398388">
                <text:p>0.191551086398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5">
                <text:p>0.525</text:p>
              </table:table-cell>
              <table:table-cell office:value-type="float" office:value="0.87583322202069">
                <text:p>0.87583322202069</text:p>
              </table:table-cell>
              <table:table-cell office:value-type="float" office:value="0.155114263101148">
                <text:p>0.155114263101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5">
                <text:p>0.475</text:p>
              </table:table-cell>
              <table:table-cell office:value-type="float" office:value="0.845688779981714">
                <text:p>0.845688779981714</text:p>
              </table:table-cell>
              <table:table-cell office:value-type="float" office:value="0.124750243762191">
                <text:p>0.124750243762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809515449445104">
                <text:p>0.809515449445104</text:p>
              </table:table-cell>
              <table:table-cell office:value-type="float" office:value="0.0994468943759012">
                <text:p>0.0994468943759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0.766107452693369">
                <text:p>0.766107452693369</text:p>
              </table:table-cell>
              <table:table-cell office:value-type="float" office:value="0.0783607699396946">
                <text:p>0.0783607699396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714017856461921">
                <text:p>0.714017856461921</text:p>
              </table:table-cell>
              <table:table-cell office:value-type="float" office:value="0.0607889996198291">
                <text:p>0.0607889996198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5">
                <text:p>0.275</text:p>
              </table:table-cell>
              <table:table-cell office:value-type="float" office:value="0.651510340828943">
                <text:p>0.651510340828943</text:p>
              </table:table-cell>
              <table:table-cell office:value-type="float" office:value="0.0461458577229745">
                <text:p>0.0461458577229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5">
                <text:p>0.225</text:p>
              </table:table-cell>
              <table:table-cell office:value-type="float" office:value="0.576501321883084">
                <text:p>0.576501321883084</text:p>
              </table:table-cell>
              <table:table-cell office:value-type="float" office:value="0.0339432395059012">
                <text:p>0.0339432395059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5">
                <text:p>0.175</text:p>
              </table:table-cell>
              <table:table-cell office:value-type="float" office:value="0.486490498924508">
                <text:p>0.486490498924508</text:p>
              </table:table-cell>
              <table:table-cell office:value-type="float" office:value="0.0237743910169281">
                <text:p>0.0237743910169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5">
                <text:p>0.125</text:p>
              </table:table-cell>
              <table:table-cell office:value-type="float" office:value="0.378477511105964">
                <text:p>0.378477511105964</text:p>
              </table:table-cell>
              <table:table-cell office:value-type="float" office:value="0.0153003506304959">
                <text:p>0.01530035063049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49999999999999">
                <text:p>0.0749999999999999</text:p>
              </table:table-cell>
              <table:table-cell office:value-type="float" office:value="0.248861925401807">
                <text:p>0.248861925401807</text:p>
              </table:table-cell>
              <table:table-cell office:value-type="float" office:value="0.00823865032600711">
                <text:p>0.00823865032600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">
                <text:p>0.025</text:p>
              </table:table-cell>
              <table:table-cell office:value-type="float" office:value="0.0933232221705343">
                <text:p>0.0933232221705343</text:p>
              </table:table-cell>
              <table:table-cell office:value-type="float" office:value="0.00235390008688134">
                <text:p>0.002353900086881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